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7-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VENANT (7:1-2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VENANT (7:1-2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omise (7:1-1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promise (7:1-17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David's request (7:1-7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David's request (7:1-7):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purpose (7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prohibition (7:4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promise (7:1-17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David's request (7:1-7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Lord's response (7:8-17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Lord's response (7:8-17):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promise to David (7:8-11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promise to David's descendant (7:12-15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promise to David's descendants (7:16-1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romise (7:1-17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David's request (7:1-7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Lord's response (7:8-17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COVENANT (7:1-29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promise (7:1-1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rayer (7:18-2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2 SAMUEL 7-8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THE COVENANT (7:1-29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THE CONQUESTS (8:1-1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THE CONQUESTS (8:1-18):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David's campaigns (8:1-14)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David's campaigns (8:1-14)<text:s text:c="1"/></text:span><text:span text:style-name="a565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Against the Philistines (8:1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Against the Moabites (8: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Against Hadadezer and the Arameans (8:3-1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Against the Edomites (8:13-14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CONQUESTS (8:1-18):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David's campaigns (8:1-14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David's court (8:15-18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2 SAMUEL 7-8</text:span><text:span text:style-name="a601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THE COVENANT (7:1-2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CONQUESTS (8:1-18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7-8</dc:title>
    <meta:initial-creator>David STRICKLAND</meta:initial-creator>
    <dc:creator>David STRICKLAND</dc:creator>
    <meta:creation-date>2020-02-23T23:10:23Z</meta:creation-date>
    <dc:date>2020-02-23T23:10:23Z</dc:date>
    <meta:template xlink:href="BibleStudy" xlink:type="simple"/>
    <meta:editing-cycles>1</meta:editing-cycles>
    <meta:editing-duration>PT0S</meta:editing-duration>
    <meta:document-statistic meta:paragraph-count="38" meta:word-count="227"/>
  </office:meta>
</office:document-meta>
</file>